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33cc66" draw:textarea-vertical-align="middle"/>
    </style:style>
    <style:style style:name="gr4" style:family="graphic" style:parent-style-name="standard">
      <style:graphic-properties draw:fill="solid" draw:fill-color="#e6e64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ccff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g>
          <draw:rect draw:style-name="gr1" draw:text-style-name="P1" draw:layer="layout" svg:width="9.6cm" svg:height="19.2cm" svg:x="16.2cm" svg:y="0.799cm">
            <text:p/>
          </draw:rect>
          <draw:frame draw:style-name="gr2" draw:layer="layout" svg:width="3.558cm" svg:height="0.963cm" svg:x="19.221cm" svg:y="1.999cm">
            <draw:text-box>
              <text:p text:style-name="P1">ONEADAY</text:p>
            </draw:text-box>
          </draw:frame>
        </draw:g>
        <draw:g>
          <draw:rect draw:style-name="gr1" draw:text-style-name="P1" draw:layer="layout" svg:width="9.6cm" svg:height="19.2cm" svg:x="2.2cm" svg:y="0.8cm">
            <text:p/>
          </draw:rect>
          <draw:frame draw:style-name="gr2" draw:layer="layout" svg:width="3.558cm" svg:height="0.963cm" svg:x="5.221cm" svg:y="2cm">
            <draw:text-box>
              <text:p text:style-name="P1">ONEADAY</text:p>
            </draw:text-box>
          </draw:frame>
        </draw:g>
        <draw:rect draw:style-name="gr3" draw:text-style-name="P1" draw:layer="layout" svg:width="4.8cm" svg:height="4.8cm" svg:x="4.6cm" svg:y="3.6cm">
          <text:p text:style-name="P1">PIC</text:p>
        </draw:rect>
        <draw:rect draw:style-name="gr4" draw:text-style-name="P1" draw:layer="layout" svg:width="4.8cm" svg:height="4.8cm" svg:x="4.6cm" svg:y="8.6cm">
          <text:p text:style-name="P1">LIVE</text:p>
        </draw:rect>
        <draw:rect draw:style-name="gr5" draw:text-style-name="P1" draw:layer="layout" svg:width="4.8cm" svg:height="4.8cm" svg:x="4.6cm" svg:y="13.6cm">
          <text:p text:style-name="P1">STREAM</text:p>
        </draw:rect>
        <draw:rect draw:style-name="gr6" draw:text-style-name="P1" draw:layer="layout" svg:width="8cm" svg:height="11.6cm" svg:x="17cm" svg:y="3.6cm">
          <text:p text:style-name="P1">PHONE CAMERA</text:p>
          <text:p text:style-name="P1">EMBEDDED</text:p>
          <text:p text:style-name="P1">WITH LAST TAKEN</text:p>
          <text:p text:style-name="P1">PICTURE OVERLAY</text:p>
          <text:p text:style-name="P1">IN TRANSPARENCE</text:p>
        </draw:rect>
        <draw:custom-shape draw:style-name="gr7" draw:text-style-name="P1" draw:layer="layout" svg:width="6.8cm" svg:height="2cm" svg:x="9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8cm" svg:height="1.601cm" svg:x="17cm" svg:y="15.2cm">
          <text:p text:style-name="P1">PIC</text:p>
        </draw:rect>
        <draw:custom-shape draw:style-name="gr8" draw:text-style-name="P1" draw:layer="layout" svg:width="3cm" svg:height="3cm" draw:transform="rotate (-1.57079632679579) translate (26.6cm 16.05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g>
          <draw:rect draw:style-name="gr1" draw:text-style-name="P1" draw:layer="layout" svg:width="9.6cm" svg:height="19.2cm" svg:x="16.199cm" svg:y="0.799cm">
            <text:p/>
          </draw:rect>
          <draw:frame draw:style-name="gr2" draw:layer="layout" svg:width="3.558cm" svg:height="0.963cm" svg:x="19.22cm" svg:y="1.999cm">
            <draw:text-box>
              <text:p text:style-name="P1">ONEADAY</text:p>
            </draw:text-box>
          </draw:frame>
        </draw:g>
        <draw:g>
          <draw:rect draw:style-name="gr1" draw:text-style-name="P1" draw:layer="layout" svg:width="9.6cm" svg:height="19.2cm" svg:x="2.199cm" svg:y="0.8cm">
            <text:p/>
          </draw:rect>
          <draw:frame draw:style-name="gr2" draw:layer="layout" svg:width="3.558cm" svg:height="0.963cm" svg:x="5.22cm" svg:y="2cm">
            <draw:text-box>
              <text:p text:style-name="P1">ONEADAY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paolo Papa</meta:initial-creator>
    <meta:creation-date>2014-06-08T18:50:30.74</meta:creation-date>
    <dc:date>2014-06-08T19:06:49.91</dc:date>
    <dc:creator>Gianpaolo Papa</dc:creator>
    <meta:editing-duration>PT16M16S</meta:editing-duration>
    <meta:editing-cycles>15</meta:editing-cycles>
    <meta:generator>OpenOffice.org/3.4.1$Win32 OpenOffice.org_project/341m1$Build-9593</meta:generator>
    <meta:document-statistic meta:object-count="44"/>
  </office:meta>
</office:document-meta>
</file>